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70b0"/>
    </style:style>
    <style:style style:name="P2" style:family="paragraph" style:parent-style-name="Preformatted_20_Text">
      <style:text-properties fo:font-weight="bold" officeooo:rsid="001370b0" officeooo:paragraph-rsid="001370b0" style:font-weight-asian="bold" style:font-weight-complex="bold"/>
    </style:style>
    <style:style style:name="P3" style:family="paragraph" style:parent-style-name="Preformatted_20_Text">
      <style:text-properties fo:font-weight="bold" officeooo:rsid="0013b500" officeooo:paragraph-rsid="0013b500" style:font-weight-asian="bold" style:font-weight-complex="bold"/>
    </style:style>
    <style:style style:name="P4" style:family="paragraph" style:parent-style-name="Preformatted_20_Text">
      <style:text-properties fo:font-size="14pt" fo:font-weight="normal" officeooo:rsid="001370b0" officeooo:paragraph-rsid="001370b0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fo:font-size="14pt" fo:font-weight="normal" officeooo:rsid="0013b500" officeooo:paragraph-rsid="0013b500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fo:font-size="14pt" fo:font-weight="normal" officeooo:rsid="0013b500" officeooo:paragraph-rsid="0013b500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fo:font-size="14pt" fo:font-weight="bold" officeooo:rsid="00156fd1" officeooo:paragraph-rsid="00156fd1" style:font-size-asian="12.25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370b0" style:font-size-asian="12.25pt" style:font-size-complex="14pt"/>
    </style:style>
    <style:style style:name="T3" style:family="text">
      <style:text-properties fo:font-size="14pt" officeooo:rsid="0015610e" style:font-size-asian="12.25pt" style:font-size-complex="14pt"/>
    </style:style>
    <style:style style:name="T4" style:family="text">
      <style:text-properties fo:font-size="14pt" officeooo:rsid="00156fd1" style:font-size-asian="12.25pt" style:font-size-complex="14pt"/>
    </style:style>
    <style:style style:name="T5" style:family="text">
      <style:text-properties fo:font-size="14pt" fo:font-weight="bold" officeooo:rsid="001370b0" style:font-size-asian="12.25pt" style:font-weight-asian="bold" style:font-size-complex="14pt" style:font-weight-complex="bold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370b0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solid" style:text-underline-width="auto" style:text-underline-color="font-color" fo:font-weight="normal" officeooo:rsid="001370b0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1370b0" style:font-size-asian="12.25pt" style:font-weight-asian="normal" style:font-size-complex="14pt" style:font-weight-complex="normal"/>
    </style:style>
    <style:style style:name="T12" style:family="text">
      <style:text-properties officeooo:rsid="0015610e"/>
    </style:style>
    <style:style style:name="T13" style:family="text">
      <style:text-properties officeooo:rsid="00156f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badge</text:span><text:span text:style-name="T7">(</text:span><text:span text:style-name="T9">codice</text:span><text:span text:style-name="T11">, descrizione, stato, ubicazione</text:span><text:span text:style-name="T7">)</text:span></text:p>
      <text:p text:style-name="P2"><text:span text:style-name="T2">p</text:span><text:span text:style-name="T1">ersona</text:span><text:span text:style-name="T6">(</text:span><text:span text:style-name="T8">tdoc</text:span><text:span text:style-name="T6">, </text:span><text:span text:style-name="T8">ndoc</text:span><text:span text:style-name="T6">, nome, cognome, ditta)</text:span></text:p>
      <text:p text:style-name="P1"><text:span text:style-name="T5">nominativo</text:span><text:span text:style-name="T7">(</text:span><text:span text:style-name="T9">badge_cod</text:span><text:span text:style-name="T11">, tdoc, ndoc, scadenza</text:span><text:span text:style-name="T7">)</text:span></text:p>
      <text:p text:style-name="P4"><text:tab/>nominativo.badge_cod → badge.codice</text:p>
      <text:p text:style-name="P4"><text:tab/>nominativo.tdoc → persona.tdoc</text:p>
      <text:p text:style-name="P4"><text:tab/>nominativo.ndoc → persona.ndoc</text:p>
      <text:p text:style-name="P2"><text:span text:style-name="T1">chiave</text:span><text:span text:style-name="T6">(</text:span><text:span text:style-name="T8">badge_cod</text:span><text:span text:style-name="T6">, </text:span><text:span text:style-name="T10">indirizzo, città, piano, edificio</text:span><text:span text:style-name="T6">)</text:span></text:p>
      <text:p text:style-name="P4"><text:tab/>chiave.badge_cod → badge.codice</text:p>
      <text:p text:style-name="P2"><text:span text:style-name="T4">instrutt</text:span><text:span text:style-name="T1">_nom</text:span><text:span text:style-name="T6">(</text:span><text:span text:style-name="T8">id</text:span><text:span text:style-name="T10">, entrata, uscita, cod_nom</text:span><text:span text:style-name="T6">)</text:span></text:p>
      <text:p text:style-name="P4"><text:tab/><text:span text:style-name="T13">instrutt</text:span>_nom.cod_nom → nominativo.badge_cod</text:p>
      <text:p text:style-name="P2"><text:span text:style-name="T4">instrutt</text:span><text:span text:style-name="T1">_osp</text:span><text:span text:style-name="T6">(</text:span><text:span text:style-name="T8">id</text:span><text:span text:style-name="T10">, entrata, badge_cod, tdoc, ndoc</text:span><text:span text:style-name="T6">)</text:span></text:p>
      <text:p text:style-name="P4"><text:tab/><text:span text:style-name="T13">instrutt</text:span>_osp.badge_doc → badge.codice</text:p>
      <text:p text:style-name="P4"><text:tab/><text:span text:style-name="T13">instrutt</text:span>_osp.tdoc → persona.tdoc</text:p>
      <text:p text:style-name="P4"><text:tab/><text:span text:style-name="T13">instrutt</text:span>_osp.ndoc → persona.ndoc</text:p>
      <text:p text:style-name="P3"><text:span text:style-name="T4">instrutt</text:span><text:span text:style-name="T1">_chiave</text:span><text:span text:style-name="T6">(</text:span><text:span text:style-name="T8">id</text:span><text:span text:style-name="T10">, data_prestito, data_reso, cod_nom</text:span><text:span text:style-name="T6">)</text:span></text:p>
      <text:p text:style-name="P5"><text:tab/><text:span text:style-name="T13">instrutt_chiave</text:span>.cod_nom → nominativo.badge_cod</text:p>
      <text:p text:style-name="P3"><text:span text:style-name="T1">chiave_</text:span><text:span text:style-name="T3">in_prestito</text:span><text:span text:style-name="T6">(</text:span><text:span text:style-name="T8">arch_id</text:span><text:span text:style-name="T10">, </text:span><text:span text:style-name="T8">cod_chiave</text:span><text:span text:style-name="T6">)</text:span></text:p>
      <text:p text:style-name="P5"><text:tab/>chiave_<text:span text:style-name="T12">in_prestito</text:span>.arch_id → archivio_chiave.id</text:p>
      <text:p text:style-name="P5"><text:tab/>chiave_<text:span text:style-name="T12">in_prestito</text:span>.cod_chiave → chiave.badge_cod</text:p>
      <text:p text:style-name="P7">archivio_nom<text:span text:style-name="T14">(</text:span><text:span text:style-name="T15">id</text:span><text:span text:style-name="T16">, uscita</text:span><text:span text:style-name="T14">)</text:span></text:p>
      <text:p text:style-name="P7"><text:span text:style-name="T14"><text:tab/>archivio_nom.id → instrutt_nom.id</text:span></text:p>
      <text:p text:style-name="P7">archivio_osp<text:span text:style-name="T14">(</text:span><text:span text:style-name="T15">id</text:span><text:span text:style-name="T16">, uscita</text:span><text:span text:style-name="T14">)</text:span></text:p>
      <text:p text:style-name="P7"><text:span text:style-name="T14"><text:tab/>archivio_osp.id → instrutt_osp.id</text:span></text:p>
      <text:p text:style-name="P7">archivio_chiave<text:span text:style-name="T14">(</text:span><text:span text:style-name="T15">id</text:span><text:span text:style-name="T16">, uscita</text:span><text:span text:style-name="T14">)</text:span></text:p>
      <text:p text:style-name="P7"><text:span text:style-name="T14"><text:tab/>archivio_chiave.id → instrutt_chiave.id</text:span></text:p>
      <text:p text:style-name="P7"><text:span text:style-name="T14"/></text:p>
      <text:p text:style-name="P7"><text:span text:style-name="T14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9T11:06:18.189625840</dc:date>
    <meta:editing-duration>PT13M42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26" meta:word-count="81" meta:character-count="970" meta:non-whitespace-character-count="899"/>
  </office:meta>
</office:document-meta>
</file>